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range_sn);&quot;)&quot;)" office:value-type="string" office:string-value="sn(48)">
            <text:p>sn(48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6" office:value-type="string">
            <text:p>type</text:p>
          </table:table-cell>
          <table:table-cell table:style-name="ce16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3" table:number-columns-repeated="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arpeggio</text:p>
          </table:table-cell>
          <table:table-cell table:style-name="ce18" table:formula="of:=COUNTIF(range_genre;[.L2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.p.</text:p>
          </table:table-cell>
          <table:table-cell table:style-name="ce18" table:formula="of:=COUNTIF(range_genre;[.L3])" office:value-type="float" office:value="2">
            <text:p>2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4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hord</text:p>
          </table:table-cell>
          <table:table-cell table:style-name="ce18" table:formula="of:=COUNTIF(range_genre;[.L4])" office:value-type="float" office:value="11">
            <text:p>11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ics</text:p>
          </table:table-cell>
          <table:table-cell table:style-name="ce18" table:formula="of:=COUNTIF(range_genre;[.L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4:4-3:0-2:0,k.Eon5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y</text:p>
          </table:table-cell>
          <table:table-cell table:style-name="ce18" table:formula="of:=COUNTIF(range_genre;[.L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ch-1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12" office:value-type="string">
            <text:p>k.Am7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phrase</text:p>
          </table:table-cell>
          <table:table-cell table:style-name="ce18" table:formula="of:=COUNTIF(range_genre;[.L7])" office:value-type="float" office:value="22">
            <text:p>22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esearch</text:p>
          </table:table-cell>
          <table:table-cell table:style-name="ce18" table:formula="of:=COUNTIF(range_genre;[.L8])" office:value-type="float" office:value="13">
            <text:p>13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hythm</text:p>
          </table:table-cell>
          <table:table-cell table:style-name="ce18" table:formula="of:=COUNTIF(range_genre;[.L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struct</text:p>
          </table:table-cell>
          <table:table-cell table:style-name="ce18" table:formula="of:=COUNTIF(range_genre;[.L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technique</text:p>
          </table:table-cell>
          <table:table-cell table:style-name="ce18" table:formula="of:=COUNTIF(range_genre;[.L11])" office:value-type="float" office:value="5">
            <text:p>5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6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1,k.D△+12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7T11:48:53.83">
            <text:p>2019/8/17 11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ontinue=ch-5,k.C△+10,R=5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8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note=B-Ef-E,k.Ef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3:4-2:0-1:0 </text:p>
          </table:table-cell>
          <table:table-cell table:style-name="ce3"/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1"/>
          <table:table-cell table:style-name="ce13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A,chord=I:Ⅳ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ch-7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6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i.f.=ch-10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f-17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fur-1,R=5 / FUR+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8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3,R=2,k.E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9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5,R=4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20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6,R=5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f-2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k.E,chord=I,IV,V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f-2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capo.5,k.C6,R=7 / FUR+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rs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rythm,R=2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rs-11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;coda,pitch=1-5-8:1-3-8,k.E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1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harmony,prev.fur-1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rs-13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position探し,k.E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s-6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s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=2,ch-5のあと、どの音に下がるか？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rs-8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i.f.=sec.3,c.p.=V-IV-I,k.F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str=3-4:2-0:,k.E,R=1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te-4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左指で、音をカット,k.E,R=1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te-5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k.E,topic=スライド+ポジション,R=3 </text:p>
          </table:table-cell>
          <table:table-cell table:style-name="ce3"/>
          <table:table-cell table:style-name="ce14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5" table:formula="of:=NOW()" office:value-type="date" office:date-value="2019-08-19T10:34:02.01">
            <text:p>2019/8/19 10:3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.1</text:p>
          </table:table-cell>
          <table:table-cell office:value-type="string">
            <text:p>rs-9</text:p>
          </table:table-cell>
          <table:table-cell office:value-type="string">
            <text:p>str=3-4:2-0:,k.E,R=1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2</text:p>
          </table:table-cell>
          <table:table-cell office:value-type="string">
            <text:p>ch-8</text:p>
          </table:table-cell>
          <table:table-cell office:value-type="string">
            <text:p>note=B-Ef-E,k.Ef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3</text:p>
          </table:table-cell>
          <table:table-cell office:value-type="string">
            <text:p>ch-9</text:p>
          </table:table-cell>
          <table:table-cell office:value-type="string">
            <text:p>str=3:4-2:0-1:0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4</text:p>
          </table:table-cell>
          <table:table-cell office:value-type="string">
            <text:p>rs-10</text:p>
          </table:table-cell>
          <table:table-cell office:value-type="string">
            <text:p>topic=rythm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5</text:p>
          </table:table-cell>
          <table:table-cell office:value-type="string">
            <text:p>ch-10</text:p>
          </table:table-cell>
          <table:table-cell office:value-type="string">
            <text:p>str=4:4-3:0-2:0,k.Eon5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6</text:p>
          </table:table-cell>
          <table:table-cell office:value-type="string">
            <text:p>f-16</text:p>
          </table:table-cell>
          <table:table-cell office:value-type="string">
            <text:p>k.E,i.f.=ch-10,R=3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7</text:p>
          </table:table-cell>
          <table:table-cell office:value-type="string">
            <text:p>rs-11</text:p>
          </table:table-cell>
          <table:table-cell office:value-type="string">
            <text:p>topic=harmony;coda,pitch=1-5-8:1-3-8,k.E,R=4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8</text:p>
          </table:table-cell>
          <table:table-cell office:value-type="string">
            <text:p>f-17</text:p>
          </table:table-cell>
          <table:table-cell office:value-type="string">
            <text:p>i.f.=fur-1,R=5 / FUR+</text:p>
          </table:table-cell>
          <table:table-cell table:number-columns-repeated="1017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tep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entries.ods</text:p>
          </table:table-cell>
          <table:table-cell office:value-type="string">
            <text:p>C – c</text:p>
          </table:table-cell>
          <table:table-cell office:value-type="string">
            <text:p>copy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akura</text:p>
          </table:table-cell>
          <table:table-cell office:value-type="string">
            <text:p>C – v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replace : </text:p>
          </table:table-cell>
          <table:table-cell office:value-type="string">
            <text:p>\|\| </text:p>
          </table:table-cell>
          <table:table-cell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(s\.\d+):</text:p>
          </table:table-cell>
          <table:table-cell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\.N,</text:p>
          </table:table-cell>
          <table:table-cell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s\.(\d+?)</text:p>
          </table:table-cell>
          <table:table-cell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 – a &gt; C – c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entries.ods</text:p>
          </table:table-cell>
          <table:table-cell office:value-type="string">
            <text:p>C – v</text:p>
          </table:table-cell>
          <table:table-cell office:value-type="string">
            <text:p>paste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edit rang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ort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6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65" table:on-update-keep-styles="true" table:on-update-keep-size="false"/>
        <table:database-range table:name="range_sn" table:target-range-address="Sheet1.A2:Sheet1.A6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2019/08/19</text:date>, <text:time>10:3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9T10:34:19.10</dc:date>
    <dc:creator>iwabuchi ken</dc:creator>
    <meta:editing-duration>PT6H54M49S</meta:editing-duration>
    <meta:editing-cycles>33</meta:editing-cycles>
    <meta:generator>OpenOffice/4.1.3$Win32 OpenOffice.org_project/413m1$Build-9783</meta:generator>
    <meta:document-statistic meta:table-count="1" meta:cell-count="573" meta:object-count="0"/>
    <meta:user-defined meta:name="sheets-banding"/>
    <meta:user-defined meta:name="sheets-original-selection"/>
  </office:meta>
</office:document-meta>
</file>